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Arial Unicode MS" svg:font-family="'Arial Unicode MS'"/>
    <style:font-face style:name="Arial" svg:font-family="Arial, sans-serif"/>
    <style:font-face style:name="HG Mincho Light J" svg:font-family="'HG Mincho Light J'"/>
    <style:font-face style:name="OpenSymbol" svg:font-family="Open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font-weight="bold"/>
    </style:style>
    <style:style style:name="P3" style:family="paragraph" style:parent-style-name="Text_20_body">
      <style:paragraph-properties fo:margin-top="0cm" fo:margin-bottom="0cm"/>
      <style:text-properties fo:language="en" fo:country="US"/>
    </style:style>
    <style:style style:name="P4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5" style:family="paragraph" style:parent-style-name="Text_20_body">
      <style:paragraph-properties fo:margin-top="0.42cm" fo:margin-bottom="0.21cm"/>
      <style:text-properties style:font-name="Arial1" fo:font-size="16pt" fo:font-weight="bold"/>
    </style:style>
    <style:style style:name="P6" style:family="paragraph" style:parent-style-name="Text_20_body">
      <style:text-properties fo:language="en" fo:country="US" fo:background-color="transparent"/>
    </style:style>
    <style:style style:name="P7" style:family="paragraph" style:parent-style-name="Contents_20_1">
      <style:paragraph-properties>
        <style:tab-stops/>
      </style:paragraph-properties>
    </style:style>
    <style:style style:name="P8" style:family="paragraph" style:parent-style-name="Contents_20_2">
      <style:paragraph-properties>
        <style:tab-stops/>
      </style:paragraph-properties>
    </style:style>
    <style:style style:name="P9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10" style:family="paragraph" style:parent-style-name="Text_20_body" style:list-style-name="L2">
      <style:paragraph-properties fo:margin-top="0cm" fo:margin-bottom="0cm"/>
      <style:text-properties fo:language="en" fo:country="US" fo:background-color="transparent"/>
    </style:style>
    <style:style style:name="P11" style:family="paragraph" style:parent-style-name="Text_20_body" style:list-style-name="L3">
      <style:paragraph-properties fo:margin-top="0cm" fo:margin-bottom="0cm"/>
      <style:text-properties fo:language="en" fo:country="US" fo:background-color="transparent"/>
    </style:style>
    <style:style style:name="P12" style:family="paragraph" style:parent-style-name="Text_20_body" style:list-style-name="L1">
      <style:paragraph-properties fo:margin-top="0cm" fo:margin-bottom="0cm"/>
      <style:text-properties fo:language="en" fo:country="US"/>
    </style:style>
    <style:style style:name="P13" style:family="paragraph" style:parent-style-name="Text_20_body" style:list-style-name="L3">
      <style:paragraph-properties fo:margin-top="0cm" fo:margin-bottom="0cm"/>
    </style:style>
    <style:style style:name="P14" style:family="paragraph" style:parent-style-name="Text_20_body" style:master-page-name="Standard">
      <style:paragraph-properties fo:margin-left="-0.503cm" fo:margin-right="0cm" fo:text-indent="0cm" style:auto-text-indent="false" style:page-number="auto"/>
      <style:text-properties style:font-name="Arial1" fo:font-size="16pt" fo:font-weight="bold"/>
    </style:style>
    <style:style style:name="P15" style:family="paragraph" style:parent-style-name="Heading_20_1">
      <style:paragraph-properties fo:margin-top="0cm" fo:margin-bottom="0.499cm"/>
      <style:text-properties fo:language="en" fo:country="US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Heading_20_2">
      <style:text-properties fo:language="en" fo:country="US" fo:background-color="transparent"/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/>
    </style:style>
    <style:style style:name="T5" style:family="text">
      <style:text-properties fo:font-style="italic" fo:font-weight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background-color="transparent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4"/>
        <text:section text:style-name="Sect1" text:name="Table of Contents1_Head">
          <text:table-of-content text:style-name="Sect2" text:protected="true" text:name="Table des matières1">
            <text:table-of-content-source text:outline-level="10" text:index-scope="chapter">
              <text:index-title-template text:style-name="Contents_20_Heading">Headings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Headings:</text:p>
              </text:index-title>
              <text:p text:style-name="P7"><text:a xlink:type="simple" xlink:href="#1.Introduction.|outline">1 - Introduction.</text:a></text:p>
              <text:p text:style-name="P8"><text:a xlink:type="simple" xlink:href="#1.1.Description|outline">1.1 - Description</text:a></text:p>
              <text:p text:style-name="P8"><text:a xlink:type="simple" xlink:href="#1.2.Technical overview.|outline">1.2 - Technical overview.</text:a></text:p>
            </text:index-body>
          </text:table-of-content>
          <text:p text:style-name="P5"/>
        </text:section>
      </text:section>
      <text:h text:style-name="P15" text:outline-level="1">Introduction.</text:h>
      <text:h text:style-name="P16" text:outline-level="2">Description</text:h>
      <text:p text:style-name="P3"><text:span text:style-name="T4">Eeschema</text:span> is powerful schematic capture software, available under the <text:span text:style-name="T1">following </text:span>operating systems :</text:p>
      <text:p text:style-name="P3"/>
      <text:list xml:id="list34588135" text:style-name="L1">
        <text:list-item>
          <text:p text:style-name="P9">LINUX</text:p>
        </text:list-item>
        <text:list-item>
          <text:p text:style-name="P12">WINDOWS <text:span text:style-name="T1">XP</text:span>/2000</text:p>
        </text:list-item>
      </text:list>
      <text:p text:style-name="P3"/>
      <text:p text:style-name="P4">Whatever the system used, the generated files are completely compatible from one system to another.</text:p>
      <text:p text:style-name="P4"><text:span text:style-name="T3">Eeschema</text:span> is “integrated” software because all of the functions of drawing, control, layout, library management and access to the PCB design software are carried out from within Eeschema.</text:p>
      <text:p text:style-name="P4">It also allows <text:span text:style-name="T3">hierarchical </text:span>drawings, using <text:span text:style-name="T3">multi-sheets diagrams </text:span>.</text:p>
      <text:p text:style-name="P4">It is intended to work with printed circuit software such as <text:span text:style-name="T3">PCBNEW</text:span>, to which it will provide the <text:span text:style-name="T5">Netlist</text:span> file, which describes the electrical connections of the PCB to design.</text:p>
      <text:p text:style-name="P4">Eeschema also integrates a component editor which allows the creation, editing, and visualization of components, as well as the handling of the symbol libraries (Import, export, addition and deletion of library components).</text:p>
      <text:p text:style-name="P3"/>
      <text:p text:style-name="P4">Eeschema also integrates the following additional but essential functions needed for modern schematic capture software :</text:p>
      <text:p text:style-name="P3"/>
      <text:list xml:id="list34572514" text:style-name="L2">
        <text:list-item>
          <text:p text:style-name="P10">Design rules check (<text:span text:style-name="T5">D.R.C.</text:span>) for the automatic control of incorrect connections, the inputs of components left unconnected…</text:p>
        </text:list-item>
        <text:list-item>
          <text:p text:style-name="P10">Generation of the layout files in format POSTSCRIPT or HPGL</text:p>
        </text:list-item>
        <text:list-item>
          <text:p text:style-name="P10">Generation of the layout files on a local printer.</text:p>
        </text:list-item>
        <text:list-item>
          <text:p text:style-name="P10">Bill of Materials generation.</text:p>
        </text:list-item>
        <text:list-item>
          <text:p text:style-name="P10"><text:span text:style-name="T5">Netlist</text:span> generation for PCB layout or simulation software.</text:p>
        </text:list-item>
      </text:list>
      <text:h text:style-name="P17" text:outline-level="2">Technical overview.</text:h>
      <text:p text:style-name="P4">This 32 bit software is limited only by the memory size available.</text:p>
      <text:p text:style-name="P4">There is thus no real limitation to the component count, number of component pins, connections, sheets…</text:p>
      <text:p text:style-name="P4">Eeschema allows simple or multi sheet diagrams.</text:p>
      <text:p text:style-name="P4">In the case of multi sheets diagrams, the representation is hierarchical, and the access to each sheet is then immediate.</text:p>
      <text:p text:style-name="P4">Eeschema can uses for <text:s/>multi sheet diagrams:</text:p>
      <text:list xml:id="list34604617" text:style-name="L3">
        <text:list-item>
          <text:p text:style-name="P13"><text:span text:style-name="T7">Simple hierarchies ( each diagram is used only once)</text:span></text:p>
        </text:list-item>
        <text:list-item>
          <text:p text:style-name="P11">Complex hierarchies ( some diagram is used more than once (multiple instances) )</text:p>
        </text:list-item>
        <text:list-item>
          <text:p text:style-name="P13"><text:span text:style-name="T7">Flat hierarchies ( some diagrams not explicitly connected in a master diagram)</text:span></text:p>
        </text:list-item>
      </text:list>
      <text:p text:style-name="P4"/>
      <text:p text:style-name="P6"><text:soft-page-break/>The maximum size of the drawings is always adjustable from A4 format to A0 and from A to E format.</text:p>
      <text:p text:style-name="Text_20_body"><text:script script:language="javascript">postamble();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1" svg:font-family="Arial"/>
    <style:font-face style:name="Arial Unicode MS" svg:font-family="'Arial Unicode MS'"/>
    <style:font-face style:name="Arial" svg:font-family="Arial, sans-serif"/>
    <style:font-face style:name="HG Mincho Light J" svg:font-family="'HG Mincho Light J'"/>
    <style:font-face style:name="OpenSymbol" svg:font-family="Open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" fo:font-size="12pt" fo:language="fr" fo:country="FR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1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" fo:font-size="16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8000" style:font-name="Arial" fo:font-size="14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199cm" fo:margin-bottom="0.199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fo:font-weight="bold"/>
    </style:style>
    <style:style style:name="MP2" style:family="paragraph" style:parent-style-name="Text_20_body">
      <style:paragraph-properties fo:margin-top="0cm" fo:margin-bottom="0cm"/>
    </style:style>
    <style:style style:name="MT1" style:family="text">
      <style:text-properties fo:background-color="transparent"/>
    </style:style>
    <style:style style:name="MT2" style:family="text">
      <style:text-properties fo:color="#0000ff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<text:span text:style-name="MT1">Eeschema</text:span>: Presentation</text:p>
        <text:p text:style-name="Text_20_body"/>
      </style:header>
      <style:footer>
        <text:p text:style-name="MP2"><text:span text:style-name="MT2">Presentation Page 1 -</text:span> <text:page-number text:select-page="current"/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Eeschema, chap1: Presentation</dc:title>
    <meta:initial-creator>IUT</meta:initial-creator>
    <meta:creation-date>1996-01-27T13:47:00</meta:creation-date>
    <dc:date>2009-12-08T14:48:47.28</dc:date>
    <dc:language>fr-FR</dc:language>
    <meta:editing-cycles>8</meta:editing-cycles>
    <meta:editing-duration>PT00H13M02S</meta:editing-duration>
    <meta:document-statistic meta:table-count="0" meta:image-count="0" meta:object-count="0" meta:page-count="2" meta:paragraph-count="33" meta:word-count="348" meta:character-count="2178"/>
    <meta:user-defined meta:name="Info 1"/>
    <meta:user-defined meta:name="Info 2"/>
    <meta:user-defined meta:name="Info 3"/>
    <meta:user-defined meta:name="Info 4"/>
  </office:meta>
</office:document-meta>
</file>